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gr4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start"/>
      <style:text-properties style:font-name="Ubuntu Mono1" fo:font-size="32pt"/>
    </style:style>
    <style:style style:name="P4" style:family="paragraph"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0pt"/>
    </style:style>
    <style:style style:name="T1" style:family="text">
      <style:text-properties style:font-name="Ubuntu Mono1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style:font-name="Ubuntu Mono1" fo:font-size="32pt"/>
    </style:style>
    <style:style style:name="T5" style:family="text">
      <style:text-properties style:font-name="Liberation Sans2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You want to track something, </text:p>
            <text:p text:style-name="P1">you're working on alone. </text:p>
            <text:p text:style-name="P1"/>
            <text:p text:style-name="P1">Like a Bachelor or Master thesi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3" draw:layer="layout" svg:width="25.199cm" svg:height="12.179cm" svg:x="1.4cm" svg:y="4.912cm" presentation:class="subtitle" presentation:user-transformed="true">
          <draw:text-box>
            <text:p text:style-name="P1"><text:span text:style-name="T1">$ git init</text:span></text:p>
            <text:p text:style-name="P1"><text:span text:style-name="T1"/></text:p>
            <text:p text:style-name="P1"><text:span text:style-name="T1">$ git status</text:span></text:p>
            <text:p text:style-name="P1"><text:span text:style-name="T1"/></text:p>
            <text:p text:style-name="P1"><text:span text:style-name="T1">$ git add .</text:span></text:p>
            <text:p text:style-name="P1"><text:span text:style-name="T1"/></text:p>
            <text:p text:style-name="P1"><text:span text:style-name="T1">$ echo '*.aux' &gt;&gt; .gitignore</text:span></text:p>
            <text:p text:style-name="P1"><text:span text:style-name="T1"/></text:p>
            <text:p text:style-name="P1"><text:span text:style-name="T1">$ git commit -m 'initial commit'</text:span></text:p>
            <text:p text:style-name="P1"><text:span text:style-name="T1">$ git commit -am 'this is a useful comment'</text:span></text:p>
          </draw:text-box>
        </draw:frame>
        <draw:frame draw:style-name="gr2" draw:text-style-name="P4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">Remote repository!</text:span></text:p>
            <text:p text:style-name="P1"><text:span text:style-name="T2"/></text:p>
            <text:p text:style-name="P1"><text:span text:style-name="T3">github.com</text:span></text:p>
            <text:p text:style-name="P1"><text:span text:style-name="T3">bitbucket.org</text:span></text:p>
            <text:p text:style-name="P1"><text:span text:style-name="T2"/></text:p>
            <text:p text:style-name="P1"><text:span text:style-name="T4">$ git remote add origin https://github.com/fuzzylogic2000/getgit.git</text:span></text:p>
            <text:p text:style-name="P1"><text:span text:style-name="T4"/></text:p>
            <text:p text:style-name="P1"><text:span text:style-name="T4">$ git push -u origin master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2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">You work on a bigger programming project.</text:span></text:p>
            <text:p text:style-name="P1"><text:span text:style-name="T2"/></text:p>
            <text:list text:style-name="L1">
              <text:list-item>
                <text:p text:style-name="P1"><text:span text:style-name="T2">You always need (some) working code</text:span></text:p>
              </text:list-item>
              <text:list-item>
                <text:p text:style-name="P1"><text:span text:style-name="T2">Many (&gt;1) people work on different par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2</text:p>
          </draw:text-box>
        </draw:frame>
        <draw:frame presentation:style-name="pr2" draw:text-style-name="P3" draw:layer="layout" svg:width="25.199cm" svg:height="13.621cm" svg:x="1.4cm" svg:y="4.192cm" presentation:class="subtitle" presentation:user-transformed="true">
          <draw:text-box>
            <text:p text:style-name="P1"><text:span text:style-name="T4">$ git clone</text:span></text:p>
            <text:p text:style-name="P1"><text:span text:style-name="T4"/></text:p>
            <text:p text:style-name="P1"><text:span text:style-name="T4">$ git branch</text:span></text:p>
            <text:p text:style-name="P1"><text:span text:style-name="T4"/></text:p>
            <text:p text:style-name="P1"><text:span text:style-name="T4">$ git checkout</text:span></text:p>
            <text:p text:style-name="P1"><text:span text:style-name="T4"/></text:p>
            <text:p text:style-name="P1"><text:span text:style-name="T4"/></text:p>
            <text:p text:style-name="P1"><text:span text:style-name="T4">$ git fetch</text:span></text:p>
            <text:p text:style-name="P1"><text:span text:style-name="T4"/></text:p>
            <text:p text:style-name="P1"><text:span text:style-name="T4">$ git merge</text:span></text:p>
            <text:p text:style-name="P1"><text:span text:style-name="T4"/></text:p>
            <text:p text:style-name="P1"><text:span text:style-name="T4">$ git pull origin master</text:span></text:p>
          </draw:text-box>
        </draw:frame>
        <draw:frame draw:style-name="gr3" draw:text-style-name="P4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EXERCISE</text:p>
          </draw:text-box>
        </draw:frame>
        <draw:frame presentation:style-name="pr2" draw:text-style-name="P3" draw:layer="layout" svg:width="25.199cm" svg:height="12.179cm" svg:x="1.4cm" svg:y="4.913cm" presentation:class="subtitle" presentation:user-transformed="true">
          <draw:text-box>
            <text:p text:style-name="P2"><text:span text:style-name="T5">Get the exercise and lecture material:</text:span></text:p>
            <text:p text:style-name="P2"><text:span text:style-name="T4"/></text:p>
            <text:p text:style-name="P2"><text:span text:style-name="T4">$ git clone </text:span><text:span text:style-name="T4"><text:a xlink:href="https://github.com/flosopher/gittalk.git" xlink:type="simple">https://github.com/flosopher/gittalk.git</text:a></text:span></text:p>
            <text:p text:style-name="P2"><text:span text:style-name="T4"/></text:p>
            <text:p text:style-name="P2"><text:span text:style-name="T4"/></text:p>
            <text:p text:style-name="P2"><text:span text:style-name="T5">Update that repository a bit later </text:span></text:p>
            <text:p text:style-name="P2"><text:span text:style-name="T5">(when we tell you to).</text:span></text:p>
            <text:p text:style-name="P2"><text:span text:style-name="T4"/></text:p>
          </draw:text-box>
        </draw:frame>
        <draw:frame draw:style-name="gr4" draw:text-style-name="P4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15:43:23.087908794</meta:creation-date>
    <meta:editing-duration>PT1H27M53S</meta:editing-duration>
    <meta:editing-cycles>9</meta:editing-cycles>
    <dc:date>2015-02-16T12:47:10.696937030</dc:date>
    <meta:generator>LibreOffice/4.2.7.2$Linux_X86_64 LibreOffice_project/420m0$Build-2</meta:generator>
    <meta:document-statistic meta:object-count="48"/>
  </office:meta>
</office:document-meta>
</file>